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</text:p>
      <text:p text:style-name="Standard"/>
      <text:p text:style-name="Standard"/>
      <text:p text:style-name="P1">sissejuhatus</text:p>
      <text:p text:style-name="Standard"><text:s/>Hakkan tegelema <text:s/>sõbra bändi koduleheküljega. Valisin seda selle pärast, et tundub väga huvitavana ja tahaks enda teadmisi arendada.</text:p>
      <text:p text:style-name="Standard"/>
      <text:p text:style-name="P2">eesmärk</text:p>
      <text:p text:style-name="P5">Eesmärk on selles, et teha kodulehekülje sõbra bändile, et nemad saaksid jagada seal oma infot ja tegeleda oma asjadega. Kodulehekülje abil saavad ka endale rohkem fänne ja saavad populaarsemaks.</text:p>
      <text:p text:style-name="P5"/>
      <text:p text:style-name="Standard"/>
      <text:p text:style-name="P3">Struktuur</text:p>
      <text:p text:style-name="P3"/>
      <text:p text:style-name="P6">Struktuuri kohta võiks kirjutada seda, et pealehekülg oleks ilusti vormistatud, peab olema foorum, kus saaksid oma vahel suhelda, sama võiks olla koht kus saaks näha pilte nende esinemistest jne.</text:p>
      <text:p text:style-name="P3"/>
      <text:p text:style-name="Standard"/>
      <text:p text:style-name="P3">Disain</text:p>
      <text:p text:style-name="P3"/>
      <text:p text:style-name="Standard">Disain peab olema seotud bändi muusika stiiliga. Võiks kujundada mingi head kirja stiili, tausta värv peaks olema must või punane , kirja värv võiks olla hall vms. </text:p>
      <text:p text:style-name="Standard"/>
      <text:p text:style-name="P7">Valeri Dobrovol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ilane </meta:initial-creator>
    <meta:creation-date>2013-10-24T12:42:07</meta:creation-date>
    <dc:date>2013-10-24T15:18:50</dc:date>
    <dc:creator>opilane </dc:creator>
    <meta:editing-duration>PT4M39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0" meta:word-count="110" meta:character-count="746" meta:non-whitespace-character-count="643"/>
  </office:meta>
</office:document-meta>
</file>